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75c" officeooo:paragraph-rsid="0013775c"/>
    </style:style>
    <style:style style:name="P2" style:family="paragraph" style:parent-style-name="Standard">
      <style:text-properties officeooo:rsid="0013775c" officeooo:paragraph-rsid="0013775c"/>
    </style:style>
    <style:style style:name="P3" style:family="paragraph" style:parent-style-name="Standard">
      <style:text-properties officeooo:rsid="001395f1" officeooo:paragraph-rsid="001395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e</text:p>
      <text:p text:style-name="P1">Uptime</text:p>
      <text:p text:style-name="P3">rsync -rvaP /home/user/Downloads/perlab-setup/ id@perf-01.cs.colorado.edu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3:20:36.670755573</meta:creation-date>
    <dc:date>2015-03-13T13:30:46.095664844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3" meta:word-count="6" meta:character-count="84" meta:non-whitespace-character-count="81"/>
  </office:meta>
</office:document-meta>
</file>